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Charlotte">
            <text:p>Charlotte</text:p>
          </table:table-cell>
          <table:table-cell office:value-type="string" office:value="Bayalla">
            <text:p>Bayalla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Aly ">
            <text:p>Aly </text:p>
          </table:table-cell>
          <table:table-cell office:value-type="string" office:value="Camara">
            <text:p>Camara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Aminata ">
            <text:p>Aminata 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Laga ">
            <text:p>Laga 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Ibrahima ">
            <text:p>Ibrahima 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Sinaly">
            <text:p>Sinaly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Addatou">
            <text:p>Addatou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Kadidiatou">
            <text:p>Kadidiatou</text:p>
          </table:table-cell>
          <table:table-cell office:value-type="string" office:value="Daff">
            <text:p>Daff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Korotoumou">
            <text:p>Korotoumou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Daouda ">
            <text:p>Daouda </text:p>
          </table:table-cell>
          <table:table-cell office:value-type="string" office:value="Diabaté">
            <text:p>Diabaté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Awa ">
            <text:p>Awa 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Bakadia">
            <text:p>Bakadi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Sitan">
            <text:p>Sitan</text:p>
          </table:table-cell>
          <table:table-cell office:value-type="string" office:value="Fané">
            <text:p>Fané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Salifou ">
            <text:p>Salifou </text:p>
          </table:table-cell>
          <table:table-cell office:value-type="string" office:value="Guindo">
            <text:p>Guindo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Noumoussira ">
            <text:p>Noumoussira </text:p>
          </table:table-cell>
          <table:table-cell office:value-type="string" office:value="Kone">
            <text:p>Kone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Fatoumata ">
            <text:p>Fatoumata 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Saliya">
            <text:p>Saliya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Aïssata ">
            <text:p>Aïssata </text:p>
          </table:table-cell>
          <table:table-cell office:value-type="string" office:value="Ouattara">
            <text:p>Ouattara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Aminata ">
            <text:p>Aminata </text:p>
          </table:table-cell>
          <table:table-cell office:value-type="string" office:value="Ouedrago">
            <text:p>Ouedrago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Maïmouna ">
            <text:p>Maïmouna </text:p>
          </table:table-cell>
          <table:table-cell office:value-type="string" office:value="Sibibé">
            <text:p>Sibibé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Salimata ">
            <text:p>Salimata </text:p>
          </table:table-cell>
          <table:table-cell office:value-type="string" office:value="Sibibé">
            <text:p>Sibibé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 Kadidia ">
            <text:p> Kadidia </text:p>
          </table:table-cell>
          <table:table-cell office:value-type="string" office:value="Sibibé">
            <text:p>Sibibé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Ahri">
            <text:p>Ahri</text:p>
          </table:table-cell>
          <table:table-cell office:value-type="string" office:value="Sidbe">
            <text:p>Sidbe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Abdoulaye">
            <text:p>Abdoulaye</text:p>
          </table:table-cell>
          <table:table-cell office:value-type="string" office:value="Sidibé">
            <text:p>Sidibé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Fatoumata">
            <text:p>Fatoumata</text:p>
          </table:table-cell>
          <table:table-cell office:value-type="string" office:value="Soumounou">
            <text:p>Soumounou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Sitan ">
            <text:p>Sitan </text:p>
          </table:table-cell>
          <table:table-cell office:value-type="string" office:value="Togola">
            <text:p>Togola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Mamadou">
            <text:p>Mamadou</text:p>
          </table:table-cell>
          <table:table-cell office:value-type="string" office:value="Togola">
            <text:p>Togola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Mandjo ">
            <text:p>Mandjo </text:p>
          </table:table-cell>
          <table:table-cell office:value-type="string" office:value="Tolo">
            <text:p>Tolo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Djélika">
            <text:p>Djélik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Aboubacar">
            <text:p>Aboubacar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Bacary">
            <text:p>Bacary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Hamidou">
            <text:p>Hamidou</text:p>
          </table:table-cell>
          <table:table-cell office:value-type="string" office:value="Yanogué">
            <text:p>Yanogué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Aminata">
            <text:p>Aminata</text:p>
          </table:table-cell>
          <table:table-cell office:value-type="string" office:value="Zalla">
            <text:p>Zall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meta>
    <meta:generator>ODFPY/1.4.1</meta:generator>
  </office:meta>
</office:document-meta>
</file>